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false" draw:auto-grow-width="true" fo:max-height="0cm" fo:min-height="0cm" fo:min-width="4.106cm"/>
    </style:style>
    <style:style style:name="gr4" style:family="graphic" style:parent-style-name="standard">
      <style:graphic-properties draw:stroke="none" svg:stroke-color="#000000" draw:fill="none" draw:fill-color="#ffffff" draw:auto-grow-height="false" draw:auto-grow-width="true" fo:max-height="0cm" fo:min-height="0cm" fo:min-width="7.205cm"/>
    </style:style>
    <style:style style:name="gr5" style:family="graphic" style:parent-style-name="standard">
      <style:graphic-properties draw:stroke="none" svg:stroke-color="#000000" draw:fill="none" draw:fill-color="#ffffff" draw:auto-grow-height="false" draw:auto-grow-width="true" fo:max-height="0cm" fo:min-height="0cm" fo:min-width="9.406cm"/>
    </style:style>
    <style:style style:name="gr6" style:family="graphic" style:parent-style-name="standard">
      <style:graphic-properties draw:stroke="none" svg:stroke-color="#000000" draw:fill="none" draw:fill-color="#ffffff" draw:auto-grow-height="false" draw:auto-grow-width="true" fo:max-height="0cm" fo:min-height="0cm" fo:min-width="11.1cm"/>
    </style:style>
    <style:style style:name="gr7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custom-shape draw:style-name="gr1" draw:text-style-name="P1" xml:id="id1" draw:id="id1" draw:layer="layout" svg:width="0.8cm" svg:height="0.8cm" svg:x="12cm" svg:y="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0.8cm" svg:height="0.8cm" svg:x="8.399cm" svg:y="2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8cm" svg:height="0.8cm" svg:x="15.599cm" svg:y="2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8cm" svg:height="0.8cm" svg:x="13.299cm" svg:y="6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8cm" svg:height="0.8cm" svg:x="17.899cm" svg:y="6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0.8cm" svg:height="0.8cm" svg:x="11.199cm" svg:y="8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2.117cm" svg:y1="1.483cm" svg:x2="9.082cm" svg:y2="3.116cm" draw:start-shape="id1" draw:start-glue-point="7" draw:end-shape="id2" draw:end-glue-point="11" svg:d="m12117 1483-3035 1633">
          <text:p/>
        </draw:connector>
        <draw:connector draw:style-name="gr2" draw:text-style-name="P1" draw:layer="layout" draw:type="line" svg:x1="12.683cm" svg:y1="1.483cm" svg:x2="15.716cm" svg:y2="3.116cm" draw:start-shape="id1" draw:start-glue-point="9" draw:end-shape="id3" draw:end-glue-point="5" svg:d="m12683 1483 3033 1633">
          <text:p/>
        </draw:connector>
        <draw:connector draw:style-name="gr2" draw:text-style-name="P1" draw:layer="layout" draw:type="line" svg:x1="15.716cm" svg:y1="3.682cm" svg:x2="13.982cm" svg:y2="6.216cm" draw:start-shape="id3" draw:start-glue-point="7" draw:end-shape="id4" draw:end-glue-point="11" svg:d="m15716 3682-1734 2534">
          <text:p/>
        </draw:connector>
        <draw:connector draw:style-name="gr2" draw:text-style-name="P1" draw:layer="layout" draw:type="line" svg:x1="16.282cm" svg:y1="3.682cm" svg:x2="18.016cm" svg:y2="6.316cm" draw:start-shape="id3" draw:start-glue-point="9" draw:end-shape="id5" draw:end-glue-point="5" svg:d="m16282 3682 1734 2634">
          <text:p/>
        </draw:connector>
        <draw:connector draw:style-name="gr2" draw:text-style-name="P1" draw:layer="layout" draw:type="line" svg:x1="13.416cm" svg:y1="6.782cm" svg:x2="11.882cm" svg:y2="8.916cm" draw:start-shape="id4" draw:start-glue-point="7" draw:end-shape="id6" draw:end-glue-point="11" svg:d="m13416 6782-1534 2134">
          <text:p/>
        </draw:connector>
        <draw:frame draw:style-name="gr3" draw:text-style-name="P2" draw:layer="layout" svg:width="4.606cm" svg:height="0.6cm" svg:x="13.194cm" svg:y="0.8cm">
          <draw:text-box>
            <text:p text:style-name="P2">dc=ldapconfig,dc=net</text:p>
          </draw:text-box>
        </draw:frame>
        <draw:frame draw:style-name="gr4" draw:text-style-name="P2" draw:layer="layout" svg:width="7.705cm" svg:height="0.6cm" svg:x="0.694cm" svg:y="3cm">
          <draw:text-box>
            <text:p text:style-name="P2">cn=Manager,dc=ldapconfig,dc=net</text:p>
          </draw:text-box>
        </draw:frame>
        <draw:frame draw:style-name="gr5" draw:text-style-name="P2" draw:layer="layout" svg:width="9.906cm" svg:height="0.6cm" svg:x="17.294cm" svg:y="3cm">
          <draw:text-box>
            <text:p text:style-name="P2">ou=people,dc=ldapconfig,dc=net</text:p>
          </draw:text-box>
        </draw:frame>
        <draw:frame draw:style-name="gr3" draw:text-style-name="P2" draw:layer="layout" svg:width="8.694cm" svg:height="0.6cm" svg:x="4.2cm" svg:y="6cm">
          <draw:text-box>
            <text:p text:style-name="P2">uid=jsmith,ou=people,dc=ldapconfig,dc=net</text:p>
          </draw:text-box>
        </draw:frame>
        <draw:frame draw:style-name="gr3" draw:text-style-name="P2" draw:layer="layout" svg:width="8.837cm" svg:height="0.6cm" svg:x="18.829cm" svg:y="6.2cm">
          <draw:text-box>
            <text:p text:style-name="P2">uid=ataylor,ou=people,dc=ldapconfig,dc=net</text:p>
          </draw:text-box>
        </draw:frame>
        <draw:frame draw:style-name="gr6" draw:text-style-name="P2" draw:layer="layout" svg:width="11.6cm" svg:height="0.6cm" svg:x="12.6cm" svg:y="8.9cm">
          <draw:text-box>
            <text:p text:style-name="P2">cn=addresses,uid=jsmith,ou=people,dc=ldapconfig,dc=net</text:p>
          </draw:text-box>
        </draw:frame>
        <presentation:notes draw:style-name="dp2">
          <draw:page-thumbnail draw:style-name="gr7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uan local)</meta:initial-creator>
    <meta:creation-date>2012-06-13T09:55:52</meta:creation-date>
    <dc:date>2012-06-13T10:33:59</dc:date>
    <dc:creator>Juan local)</dc:creator>
    <meta:editing-duration>PT4M42S</meta:editing-duration>
    <meta:editing-cycles>1</meta:editing-cycles>
    <meta:document-statistic meta:object-count="40"/>
    <meta:generator>LibreOffice/3.5$Linux_x86 LibreOffice_project/350m1$Build-2</meta:generator>
  </office:meta>
</office:document-meta>
</file>